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ato" svg:font-family="Lato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isplay" svg:font-family="'Noto Sans Display'" style:font-family-generic="swiss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dee6ef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background-color="#dee6e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text-properties style:font-name="Liberation Sans1" fo:font-size="10pt"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Liberation Sans1" officeooo:rsid="0010a953" officeooo:paragraph-rsid="0011af94"/>
    </style:style>
    <style:style style:name="P4" style:family="paragraph" style:parent-style-name="Standard">
      <style:text-properties style:font-name="Liberation Sans1" officeooo:paragraph-rsid="0010a953"/>
    </style:style>
    <style:style style:name="P5" style:family="paragraph" style:parent-style-name="Standard">
      <style:text-properties style:font-name="Liberation Sans1" officeooo:rsid="0014f823" officeooo:paragraph-rsid="0014f823"/>
    </style:style>
    <style:style style:name="P6" style:family="paragraph" style:parent-style-name="Standard">
      <style:paragraph-properties fo:text-align="center" style:justify-single-word="false"/>
      <style:text-properties style:font-name="Open Sans SemiBold" fo:font-size="18pt" style:text-underline-style="solid" style:text-underline-width="auto" style:text-underline-color="font-color" officeooo:rsid="0010a953" officeooo:paragraph-rsid="0011af94"/>
    </style:style>
    <style:style style:name="P7" style:family="paragraph" style:parent-style-name="Standard">
      <style:paragraph-properties fo:text-align="center" style:justify-single-word="false"/>
      <style:text-properties style:font-name="Open Sans SemiBold" fo:font-size="18pt" officeooo:rsid="0010a953" officeooo:paragraph-rsid="0011af94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weight="bold" officeooo:paragraph-rsid="001212b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10" style:family="paragraph" style:parent-style-name="Table_20_Contents">
      <style:text-properties style:font-name="Liberation Sans1"/>
    </style:style>
    <style:style style:name="P11" style:family="paragraph" style:parent-style-name="Table_20_Contents">
      <style:text-properties style:font-name="Liberation Sans1" fo:font-size="10pt" fo:font-style="italic" style:font-style-asian="italic" style:font-style-complex="italic"/>
    </style:style>
    <style:style style:name="T1" style:family="text">
      <style:text-properties officeooo:rsid="0011af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9">What do I want to protect?</text:p>
          </table:table-cell>
        </table:table-row>
        <table:table-row>
          <table:table-cell table:style-name="Table1.A2" office:value-type="string">
            <text:p text:style-name="P2">Make a list of your assets: data that you keep, where it’s kept, who has access to it, and what stops others from accessing it.</text:p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1.A3" office:value-type="string">
            <text:p text:style-name="P9">Who do I want to protect it from?</text:p>
          </table:table-cell>
        </table:table-row>
        <table:table-row>
          <table:table-cell table:style-name="Table1.A2" office:value-type="string">
            <text:p text:style-name="P2">Make a list of your adversaries, or those who might want to get a hold of your assets. Your list may include individuals, a government agency, or corporations.</text:p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1.A3" office:value-type="string">
            <text:p text:style-name="P8">How bad are the consequences if I fail?</text:p>
          </table:table-cell>
        </table:table-row>
        <table:table-row>
          <table:table-cell table:style-name="Table1.A2" office:value-type="string">
            <text:p text:style-name="P2">Write down what your adversary might want to do with your private data.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1.A3" office:value-type="string">
            <text:p text:style-name="P8">How likely is it that I will need to protect it?</text:p>
          </table:table-cell>
        </table:table-row>
        <table:table-row>
          <table:table-cell table:style-name="Table1.A2" office:value-type="string">
            <text:p text:style-name="P2">Write down which threats you are going to take seriously, and which may be too rare or too harmless (or too difficult to combat) to worry about.</text:p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1.A3" office:value-type="string">
            <text:p text:style-name="P9">How much trouble am I willing to go through to prevent these consequences?</text:p>
          </table:table-cell>
        </table:table-row>
        <table:table-row>
          <table:table-cell table:style-name="Table1.A2" office:value-type="string">
            <text:p text:style-name="P2">Write down what options you have available to you to help mitigate your unique threats. Note if you have any financial constraints, technical constraints, or social constraints.</text:p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4"/>
      <text:p text:style-name="P5">Source: <text:a xlink:type="simple" xlink:href="https://ssd.eff.org/" text:style-name="Internet_20_link" text:visited-style-name="Visited_20_Internet_20_Link">https://ssd.eff.org</text:a> under Creative Commons licens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ato" svg:font-family="Lato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isplay" svg:font-family="'Noto Sans Display'" style:font-family-generic="swiss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2626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20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57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047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2626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20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57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047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5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paragraph">
      <style:paragraph-properties fo:margin-top="0in" fo:margin-bottom="0.1957in" style:contextual-spacing="false" fo:line-height="107%" fo:text-align="start" style:justify-single-word="false"/>
      <style:text-properties style:font-name="Calibri" fo:font-family="Calibri" style:font-family-generic="roman" style:font-pitch="variable" fo:font-size="11pt" style:font-name-asian="Noto Sans1" style:font-family-asian="'Noto Sans'" style:font-family-generic-asian="system" style:font-pitch-asian="variable" style:font-size-asian="11pt" style:font-name-complex="Noto Sans1" style:font-family-complex="'Noto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139in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DejaVu Sans" fo:font-family="'DejaVu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DejaVu Sans" fo:font-family="'DejaVu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DejaVu Sans" fo:font-family="'DejaVu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DejaVu Sans" fo:font-family="'DejaVu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DejaVu Sans" fo:font-family="'DejaVu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DejaVu Sans" fo:font-family="'DejaVu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DejaVu Sans" fo:font-family="'DejaVu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DejaVu Sans" fo:font-family="'DejaVu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DejaVu Sans" fo:font-family="'DejaVu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DejaVu Sans" fo:font-family="'DejaVu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ank_20_Slide_7e_LT_7e_Gliederung_20_1" style:display-name="Blank Slide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>
      <style:paragraph-properties style:line-height-at-least="0.139in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c__20_Content_7e_LT_7e_Gliederung_20_1" style:display-name="Title, Conten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>
      <style:paragraph-properties style:line-height-at-least="0.139in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>
      <style:paragraph-properties style:line-height-at-least="0.139in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>
      <style:paragraph-properties style:line-height-at-least="0.139in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3_7e_LT_7e_Gliederung_20_1" style:display-name="Default 3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>
      <style:paragraph-properties style:line-height-at-least="0.139in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3_7e_LT_7e_Hintergrund" style:display-name="Default 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c__20_Content_5f__7e_LT_7e_Gliederung_20_1" style:display-name="Title, Content_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5f__7e_LT_7e_Gliederung_20_2" style:display-name="Title, Content_~LT~Gliederung 2" style:family="paragraph" style:parent-style-name="Title_2c__20_Content_5f_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5f__7e_LT_7e_Gliederung_20_3" style:display-name="Title, Content_~LT~Gliederung 3" style:family="paragraph" style:parent-style-name="Title_2c__20_Content_5f_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c__20_Content_5f__7e_LT_7e_Gliederung_20_4" style:display-name="Title, Content_~LT~Gliederung 4" style:family="paragraph" style:parent-style-name="Title_2c__20_Content_5f_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c__20_Content_5f__7e_LT_7e_Gliederung_20_5" style:display-name="Title, Content_~LT~Gliederung 5" style:family="paragraph" style:parent-style-name="Title_2c__20_Content_5f_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5f__7e_LT_7e_Gliederung_20_6" style:display-name="Title, Content_~LT~Gliederung 6" style:family="paragraph" style:parent-style-name="Title_2c__20_Content_5f_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5f__7e_LT_7e_Gliederung_20_7" style:display-name="Title, Content_~LT~Gliederung 7" style:family="paragraph" style:parent-style-name="Title_2c__20_Content_5f_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5f__7e_LT_7e_Gliederung_20_8" style:display-name="Title, Content_~LT~Gliederung 8" style:family="paragraph" style:parent-style-name="Title_2c__20_Content_5f_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5f__7e_LT_7e_Gliederung_20_9" style:display-name="Title, Content_~LT~Gliederung 9" style:family="paragraph" style:parent-style-name="Title_2c__20_Content_5f_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5f__7e_LT_7e_Titel" style:display-name="Title, Content_~LT~Titel" style:family="paragraph">
      <style:paragraph-properties style:line-height-at-least="0.139in" fo:text-align="start" style:justify-single-word="false" style:writing-mode="lr-tb"/>
      <style:text-properties fo:color="#050a12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5f__7e_LT_7e_Untertitel" style:display-name="Title, Content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5f__7e_LT_7e_Notizen" style:display-name="Title, Content_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5f__7e_LT_7e_Hintergrundobjekte" style:display-name="Title, Content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c__20_Content_5f__7e_LT_7e_Hintergrund" style:display-name="Title, Content_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10_7e_LT_7e_Gliederung_20_1" style:display-name="CUSTOM_10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10_7e_LT_7e_Gliederung_20_2" style:display-name="CUSTOM_10~LT~Gliederung 2" style:family="paragraph" style:parent-style-name="CUSTOM_5f_10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0_7e_LT_7e_Gliederung_20_3" style:display-name="CUSTOM_10~LT~Gliederung 3" style:family="paragraph" style:parent-style-name="CUSTOM_5f_10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0_7e_LT_7e_Gliederung_20_4" style:display-name="CUSTOM_10~LT~Gliederung 4" style:family="paragraph" style:parent-style-name="CUSTOM_5f_10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0_7e_LT_7e_Gliederung_20_5" style:display-name="CUSTOM_10~LT~Gliederung 5" style:family="paragraph" style:parent-style-name="CUSTOM_5f_10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0_7e_LT_7e_Gliederung_20_6" style:display-name="CUSTOM_10~LT~Gliederung 6" style:family="paragraph" style:parent-style-name="CUSTOM_5f_10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0_7e_LT_7e_Gliederung_20_7" style:display-name="CUSTOM_10~LT~Gliederung 7" style:family="paragraph" style:parent-style-name="CUSTOM_5f_10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0_7e_LT_7e_Gliederung_20_8" style:display-name="CUSTOM_10~LT~Gliederung 8" style:family="paragraph" style:parent-style-name="CUSTOM_5f_10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0_7e_LT_7e_Gliederung_20_9" style:display-name="CUSTOM_10~LT~Gliederung 9" style:family="paragraph" style:parent-style-name="CUSTOM_5f_10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0_7e_LT_7e_Titel" style:display-name="CUSTOM_10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10_7e_LT_7e_Untertitel" style:display-name="CUSTOM_1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10_7e_LT_7e_Notizen" style:display-name="CUSTOM_10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10_7e_LT_7e_Hintergrundobjekte" style:display-name="CUSTOM_1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10_7e_LT_7e_Hintergrund" style:display-name="CUSTOM_10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_5f_1" style:display-name="Default Drawing Style_1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10_5f__7e_LT_7e_Gliederung_20_1" style:display-name="CUSTOM_10_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10_5f__7e_LT_7e_Gliederung_20_2" style:display-name="CUSTOM_10_~LT~Gliederung 2" style:family="paragraph" style:parent-style-name="CUSTOM_5f_10_5f_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0_5f__7e_LT_7e_Gliederung_20_3" style:display-name="CUSTOM_10_~LT~Gliederung 3" style:family="paragraph" style:parent-style-name="CUSTOM_5f_10_5f_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0_5f__7e_LT_7e_Gliederung_20_4" style:display-name="CUSTOM_10_~LT~Gliederung 4" style:family="paragraph" style:parent-style-name="CUSTOM_5f_10_5f_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0_5f__7e_LT_7e_Gliederung_20_5" style:display-name="CUSTOM_10_~LT~Gliederung 5" style:family="paragraph" style:parent-style-name="CUSTOM_5f_10_5f_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0_5f__7e_LT_7e_Gliederung_20_6" style:display-name="CUSTOM_10_~LT~Gliederung 6" style:family="paragraph" style:parent-style-name="CUSTOM_5f_10_5f_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0_5f__7e_LT_7e_Gliederung_20_7" style:display-name="CUSTOM_10_~LT~Gliederung 7" style:family="paragraph" style:parent-style-name="CUSTOM_5f_10_5f_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0_5f__7e_LT_7e_Gliederung_20_8" style:display-name="CUSTOM_10_~LT~Gliederung 8" style:family="paragraph" style:parent-style-name="CUSTOM_5f_10_5f_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0_5f__7e_LT_7e_Gliederung_20_9" style:display-name="CUSTOM_10_~LT~Gliederung 9" style:family="paragraph" style:parent-style-name="CUSTOM_5f_10_5f_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0_5f__7e_LT_7e_Titel" style:display-name="CUSTOM_10_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10_5f__7e_LT_7e_Untertitel" style:display-name="CUSTOM_10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10_5f__7e_LT_7e_Notizen" style:display-name="CUSTOM_10_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10_5f__7e_LT_7e_Hintergrundobjekte" style:display-name="CUSTOM_10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10_5f__7e_LT_7e_Hintergrund" style:display-name="CUSTOM_10_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10_5f__5f__7e_LT_7e_Gliederung_20_1" style:display-name="CUSTOM_10__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10_5f__5f__7e_LT_7e_Gliederung_20_2" style:display-name="CUSTOM_10__~LT~Gliederung 2" style:family="paragraph" style:parent-style-name="CUSTOM_5f_10_5f__5f_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0_5f__5f__7e_LT_7e_Gliederung_20_3" style:display-name="CUSTOM_10__~LT~Gliederung 3" style:family="paragraph" style:parent-style-name="CUSTOM_5f_10_5f__5f_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0_5f__5f__7e_LT_7e_Gliederung_20_4" style:display-name="CUSTOM_10__~LT~Gliederung 4" style:family="paragraph" style:parent-style-name="CUSTOM_5f_10_5f__5f_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0_5f__5f__7e_LT_7e_Gliederung_20_5" style:display-name="CUSTOM_10__~LT~Gliederung 5" style:family="paragraph" style:parent-style-name="CUSTOM_5f_10_5f__5f_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0_5f__5f__7e_LT_7e_Gliederung_20_6" style:display-name="CUSTOM_10__~LT~Gliederung 6" style:family="paragraph" style:parent-style-name="CUSTOM_5f_10_5f__5f_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0_5f__5f__7e_LT_7e_Gliederung_20_7" style:display-name="CUSTOM_10__~LT~Gliederung 7" style:family="paragraph" style:parent-style-name="CUSTOM_5f_10_5f__5f_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0_5f__5f__7e_LT_7e_Gliederung_20_8" style:display-name="CUSTOM_10__~LT~Gliederung 8" style:family="paragraph" style:parent-style-name="CUSTOM_5f_10_5f__5f_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0_5f__5f__7e_LT_7e_Gliederung_20_9" style:display-name="CUSTOM_10__~LT~Gliederung 9" style:family="paragraph" style:parent-style-name="CUSTOM_5f_10_5f__5f_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0_5f__5f__7e_LT_7e_Titel" style:display-name="CUSTOM_10__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10_5f__5f__7e_LT_7e_Untertitel" style:display-name="CUSTOM_10_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10_5f__5f__7e_LT_7e_Notizen" style:display-name="CUSTOM_10__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10_5f__5f__7e_LT_7e_Hintergrundobjekte" style:display-name="CUSTOM_10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10_5f__5f__7e_LT_7e_Hintergrund" style:display-name="CUSTOM_10__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Open Sans SemiBold" fo:font-size="18pt" style:text-underline-style="solid" style:text-underline-width="auto" style:text-underline-color="font-color" officeooo:rsid="0010a953" officeooo:paragraph-rsid="0011af94"/>
    </style:style>
    <style:style style:name="MP2" style:family="paragraph" style:parent-style-name="Standard">
      <style:paragraph-properties fo:text-align="center" style:justify-single-word="false"/>
      <style:text-properties style:font-name="Open Sans SemiBold" fo:font-size="18pt" officeooo:rsid="0010a953" officeooo:paragraph-rsid="0011af94"/>
    </style:style>
    <style:style style:name="MT1" style:family="text">
      <style:text-properties officeooo:rsid="0011af94"/>
    </style:style>
    <style:page-layout style:name="Mpm1">
      <style:page-layout-properties fo:page-width="8.5in" fo:page-height="11in" style:num-format="1" style:print-orientation="portrait" fo:margin-top="0.5in" fo:margin-bottom="0.7902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urveillance Self-Defense</text:span></text:p>
        <text:p text:style-name="MP2">Your Security Pla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6:39:00.290000000</meta:creation-date>
    <dc:date>2023-03-25T00:13:26.407146994</dc:date>
    <meta:editing-duration>PT2H35M23S</meta:editing-duration>
    <meta:editing-cycles>5</meta:editing-cycles>
    <meta:generator>LibreOffice/7.5.1.2$Linux_X86_64 LibreOffice_project/50$Build-2</meta:generator>
    <meta:print-date>2023-03-24T21:53:44.717940079</meta:print-date>
    <meta:document-statistic meta:table-count="1" meta:image-count="0" meta:object-count="0" meta:page-count="1" meta:paragraph-count="13" meta:word-count="177" meta:character-count="1000" meta:non-whitespace-character-count="836"/>
  </office:meta>
</office:document-meta>
</file>